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TableColumn2" style:family="table-column">
      <style:table-column-properties style:column-width="1.1201in" style:use-optimal-column-width="false"/>
    </style:style>
    <style:style style:name="TableColumn3" style:family="table-column">
      <style:table-column-properties style:column-width="5.4548in" style:use-optimal-column-width="false"/>
    </style:style>
    <style:style style:name="Table1" style:family="table" style:master-page-name="MP0">
      <style:table-properties style:width="6.575in" fo:margin-left="0in" table:align="left"/>
    </style:style>
    <style:style style:name="TableRow4" style:family="table-row">
      <style:table-row-properties style:min-row-height="2.3715in" style:use-optimal-row-height="false"/>
    </style:style>
    <style:style style:name="TableCell5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6" style:parent-style-name="Обычный" style:family="paragraph">
      <style:paragraph-properties fo:break-before="page"/>
    </style:style>
    <style:style style:name="TableCell7" style:family="table-cell">
      <style:table-cell-properties fo:border="0.0034in solid #000000" fo:background-color="#FFFFFF" fo:padding-top="0in" fo:padding-left="0.0069in" fo:padding-bottom="0in" fo:padding-right="0.0069in"/>
    </style:style>
    <style:style style:name="P8" style:parent-style-name="Обычный" style:family="paragraph">
      <style:paragraph-properties fo:line-height="20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text-underline-type="single" style:text-underline-style="solid" style:text-underline-width="auto" style:text-underline-mode="continuous"/>
    </style:style>
    <style:style style:name="T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P17" style:parent-style-name="Обычный" style:family="paragraph">
      <style:paragraph-properties fo:text-align="end" fo:line-height="200%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2" style:parent-style-name="Основнойшрифтабзаца" style:family="text">
      <style:text-properties style:font-name="Segoe UI Symbol" style:font-name-asian="Segoe UI Symbol" style:font-name-complex="Segoe UI Symbol" fo:font-size="10pt" style:font-size-asian="10pt"/>
    </style:style>
    <style:style style:name="T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6" style:parent-style-name="Обычный" style:family="paragraph">
      <style:paragraph-properties fo:text-align="end" fo:line-height="20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P34" style:parent-style-name="Обычный" style:family="paragraph">
      <style:paragraph-properties fo:text-align="end" fo:line-height="200%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44" style:parent-style-name="Обычный" style:family="paragraph">
      <style:paragraph-properties fo:text-align="end" fo:line-height="200%"/>
    </style:style>
    <style:style style:name="T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3" style:parent-style-name="Обычный" style:family="paragraph">
      <style:paragraph-properties fo:text-align="end" fo:line-height="200%"/>
    </style:style>
    <style:style style:name="T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60" style:parent-style-name="Обычный" style:family="paragraph">
      <style:paragraph-properties fo:text-align="end" fo:line-height="200%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1" style:parent-style-name="Обычный" style:family="paragraph">
      <style:paragraph-properties fo:text-align="end" fo:line-height="200%"/>
    </style:style>
    <style:style style:name="T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7" style:parent-style-name="Обычный" style:list-style-name="LFO1" style:family="paragraph">
      <style:paragraph-properties>
        <style:tab-stops>
          <style:tab-stop style:type="left" style:position="-20.5277in"/>
        </style:tab-stops>
      </style:paragraph-properties>
    </style:style>
    <style:style style:name="T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92" style:parent-style-name="Обычный" style:list-style-name="LFO2" style:family="paragraph">
      <style:paragraph-properties>
        <style:tab-stops>
          <style:tab-stop style:type="left" style:position="-20.5277in"/>
        </style:tab-stops>
      </style:paragraph-properties>
    </style:style>
    <style:style style:name="T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95" style:parent-style-name="Обычный" style:list-style-name="LFO2" style:family="paragraph">
      <style:paragraph-properties>
        <style:tab-stops>
          <style:tab-stop style:type="left" style:position="-20.5277in"/>
        </style:tab-stops>
      </style:paragraph-properties>
    </style:style>
    <style:style style:name="T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9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9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09" style:parent-style-name="Обычный" style:list-style-name="LFO3" style:family="paragraph">
      <style:paragraph-properties>
        <style:tab-stops>
          <style:tab-stop style:type="left" style:position="-20.5277in"/>
        </style:tab-stops>
      </style:paragraph-properties>
    </style:style>
    <style:style style:name="T1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1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14" style:parent-style-name="Обычный" style:family="paragraph">
      <style:paragraph-properties fo:margin-left="0.25in">
        <style:tab-stops/>
      </style:paragraph-properties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129" style:parent-style-name="Обычный" style:family="paragraph">
      <style:paragraph-properties fo:text-align="justify" fo:margin-left="0.25in">
        <style:tab-stops/>
      </style:paragraph-properties>
    </style:style>
    <style:style style:name="T1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44" style:parent-style-name="Обычный" style:family="paragraph">
      <style:paragraph-properties fo:text-align="justify" fo:margin-left="0.25in">
        <style:tab-stops/>
      </style:paragraph-properties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170" style:parent-style-name="Обычный" style:family="paragraph">
      <style:paragraph-properties fo:text-align="justify" fo:margin-left="0.25in">
        <style:tab-stops/>
      </style:paragraph-properties>
    </style:style>
    <style:style style:name="P171" style:parent-style-name="Обычный" style:family="paragraph">
      <style:paragraph-properties fo:text-align="justify" fo:margin-left="0.25in">
        <style:tab-stops/>
      </style:paragraph-properties>
    </style:style>
    <style:style style:name="T17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173" style:parent-style-name="Обычный" style:family="paragraph">
      <style:paragraph-properties fo:text-align="justify" fo:margin-left="0.25in">
        <style:tab-stops/>
      </style:paragraph-properties>
    </style:style>
    <style:style style:name="T1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 fo:language="en" fo:country="US"/>
    </style:style>
    <style:style style:name="T1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fo:language="en" fo:country="US"/>
    </style:style>
    <style:style style:name="T1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1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1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00" style:parent-style-name="Обычный" style:family="paragraph">
      <style:paragraph-properties fo:text-align="justify" fo:margin-left="0.25in">
        <style:tab-stops/>
      </style:paragraph-properties>
    </style:style>
    <style:style style:name="T2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26" style:parent-style-name="Обычный" style:list-style-name="LFO4" style:family="paragraph">
      <style:paragraph-properties>
        <style:tab-stops>
          <style:tab-stop style:type="left" style:position="-20.5277in"/>
        </style:tab-stops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2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2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231" style:parent-style-name="Обычный" style:family="paragraph">
      <style:paragraph-properties fo:margin-left="0.25in">
        <style:tab-stops/>
      </style:paragraph-properties>
    </style:style>
    <style:style style:name="T2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43" style:parent-style-name="Обычный" style:family="paragraph">
      <style:paragraph-properties fo:margin-left="0.25in">
        <style:tab-stops/>
      </style:paragraph-properties>
    </style:style>
    <style:style style:name="T2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57" style:parent-style-name="Обычный" style:family="paragraph">
      <style:paragraph-properties fo:margin-left="0.25in">
        <style:tab-stops/>
      </style:paragraph-properties>
    </style:style>
    <style:style style:name="T2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70" style:parent-style-name="Обычный" style:family="paragraph">
      <style:paragraph-properties fo:margin-left="0.25in">
        <style:tab-stops/>
      </style:paragraph-properties>
    </style:style>
    <style:style style:name="T2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284" style:parent-style-name="Обычный" style:family="paragraph">
      <style:paragraph-properties fo:margin-left="0.25in">
        <style:tab-stops/>
      </style:paragraph-properties>
    </style:style>
    <style:style style:name="T2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2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2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08" style:parent-style-name="Обычный" style:family="paragraph">
      <style:paragraph-properties fo:margin-left="0.25in">
        <style:tab-stops/>
      </style:paragraph-properties>
    </style:style>
    <style:style style:name="T3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19" style:parent-style-name="Обычный" style:family="paragraph">
      <style:paragraph-properties fo:margin-left="0.25in">
        <style:tab-stops/>
      </style:paragraph-properties>
    </style:style>
    <style:style style:name="T3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40" style:parent-style-name="Обычный" style:family="paragraph">
      <style:paragraph-properties fo:margin-left="0.25in">
        <style:tab-stops/>
      </style:paragraph-properties>
    </style:style>
    <style:style style:name="P341" style:parent-style-name="Обычный" style:family="paragraph">
      <style:paragraph-properties fo:margin-left="0.25in">
        <style:tab-stops/>
      </style:paragraph-properties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3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344" style:parent-style-name="Обычный" style:family="paragraph">
      <style:paragraph-properties fo:margin-left="0.25in">
        <style:tab-stops/>
      </style:paragraph-properties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54" style:parent-style-name="Обычный" style:family="paragraph">
      <style:paragraph-properties fo:margin-left="0.25in">
        <style:tab-stops/>
      </style:paragraph-properties>
    </style:style>
    <style:style style:name="T3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66" style:parent-style-name="Обычный" style:family="paragraph">
      <style:paragraph-properties fo:margin-left="0.25in">
        <style:tab-stops/>
      </style:paragraph-properties>
    </style:style>
    <style:style style:name="T3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78" style:parent-style-name="Обычный" style:family="paragraph">
      <style:paragraph-properties fo:margin-left="0.25in">
        <style:tab-stops/>
      </style:paragraph-properties>
    </style:style>
    <style:style style:name="T3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391" style:parent-style-name="Обычный" style:family="paragraph">
      <style:paragraph-properties fo:margin-left="0.25in">
        <style:tab-stops/>
      </style:paragraph-properties>
    </style:style>
    <style:style style:name="T3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3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3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15" style:parent-style-name="Обычный" style:family="paragraph">
      <style:paragraph-properties fo:margin-left="0.25in">
        <style:tab-stops/>
      </style:paragraph-properties>
    </style:style>
    <style:style style:name="T4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26" style:parent-style-name="Обычный" style:family="paragraph">
      <style:paragraph-properties fo:margin-left="0.25in">
        <style:tab-stops/>
      </style:paragraph-properties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4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447" style:parent-style-name="Обычный" style:list-style-name="LFO5" style:family="paragraph">
      <style:paragraph-properties>
        <style:tab-stops>
          <style:tab-stop style:type="left" style:position="-20.5277in"/>
        </style:tab-stops>
      </style:paragraph-properties>
    </style:style>
    <style:style style:name="T4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45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451" style:parent-style-name="Обычный" style:family="paragraph">
      <style:text-properties style:font-name-asian="Calibri" style:font-name-complex="Calibri" fo:language="en" fo:country="US"/>
    </style:style>
    <style:style style:name="P452" style:parent-style-name="Обычный" style:family="paragraph">
      <style:text-properties style:font-name-asian="Calibri" style:font-name-complex="Calibri" fo:language="en" fo:country="US"/>
    </style:style>
    <style:style style:name="P453" style:parent-style-name="Обычный" style:family="paragraph">
      <style:text-properties style:font-name="Courier New" style:font-name-asian="Calibri" style:font-name-complex="Courier New" fo:font-size="8pt" style:font-size-asian="8pt" style:font-size-complex="8pt" fo:language="en" fo:country="US"/>
    </style:style>
    <style:style style:name="P454" style:parent-style-name="Обычный" style:family="paragraph">
      <style:text-properties fo:font-size="8pt" style:font-size-asian="8pt" style:font-size-complex="8pt" fo:language="en" fo:country="US"/>
    </style:style>
    <style:style style:name="P45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5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5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5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5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6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7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6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7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8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0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1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2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3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4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 fo:hyphenate="true"/>
    </style:style>
    <style:style style:name="P495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6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8pt" style:font-size-asian="8pt" style:font-size-complex="8pt" fo:language="en" fo:country="US"/>
    </style:style>
    <style:style style:name="T497" style:parent-style-name="Основнойшрифтабзаца" style:family="text">
      <style:text-properties style:font-name="Courier New" style:font-name-asian="Times New Roman" style:font-name-complex="Courier New" fo:color="#000000" style:letter-kerning="false" fo:font-size="8pt" style:font-size-asian="8pt" style:font-size-complex="8pt"/>
    </style:style>
    <style:style style:name="P498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hyphenate="true"/>
    </style:style>
    <style:style style:name="P499" style:parent-style-name="Обычный" style:family="paragraph">
      <style:paragraph-properties fo:widows="2" fo:orphans="2" style:punctuation-wrap="hanging" style:text-autospace="ideograph-alpha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8pt" style:font-size-asian="8pt" style:font-size-complex="8pt" fo:hyphenate="true"/>
    </style:style>
    <style:style style:name="P500" style:parent-style-name="Обычный" style:family="paragraph">
      <style:text-properties fo:language="en" fo:country="US"/>
    </style:style>
    <style:style style:name="P501" style:parent-style-name="Обычный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502" style:parent-style-name="Обычный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P50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4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5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6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7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8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0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0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1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2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4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5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6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7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8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1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0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1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2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4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5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6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7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8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2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0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1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2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4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5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6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7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8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3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0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1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2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4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5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6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7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8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4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50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51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52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53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54" style:parent-style-name="СтандартныйHTML" style:family="paragraph">
      <style:paragraph-properties fo:background-color="#FFFFFF"/>
    </style:style>
    <style:style style:name="T555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556" style:parent-style-name="Основнойшрифтабзаца" style:family="text">
      <style:text-properties fo:color="#000000" fo:font-size="8pt" style:font-size-asian="8pt" style:font-size-complex="8pt"/>
    </style:style>
    <style:style style:name="P557" style:parent-style-name="СтандартныйHTML" style:family="paragraph">
      <style:paragraph-properties fo:background-color="#FFFFFF"/>
      <style:text-properties fo:color="#000000" fo:font-size="8pt" style:font-size-asian="8pt" style:font-size-complex="8pt"/>
    </style:style>
    <style:style style:name="P558" style:parent-style-name="СтандартныйHTML" style:family="paragraph">
      <style:paragraph-properties fo:background-color="#FFFFFF"/>
      <style:text-properties fo:color="#000000" fo:font-size="8pt" style:font-size-asian="8pt" style:font-size-complex="8pt"/>
    </style:style>
    <style:style style:name="P559" style:parent-style-name="СтандартныйHTML" style:family="paragraph">
      <style:paragraph-properties fo:background-color="#FFFFFF"/>
      <style:text-properties fo:color="#000000" fo:font-size="8pt" style:font-size-asian="8pt" style:font-size-complex="8pt" fo:language="en" fo:country="US"/>
    </style:style>
    <style:style style:name="P560" style:parent-style-name="Обычный" style:family="paragraph">
      <style:text-properties style:font-name="Courier New" style:font-name-complex="Courier New" fo:font-size="9pt" style:font-size-asian="9pt" style:font-size-complex="9pt" fo:language="en" fo:country="US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T5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tyle="italic" style:font-style-asian="italic" fo:font-size="10pt" style:font-size-asian="10pt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0pt" style:font-size-asian="10pt"/>
    </style:style>
    <style:style style:name="P564" style:parent-style-name="Обычный" style:family="paragraph">
      <style:paragraph-properties fo:text-align="end"/>
    </style:style>
    <style:style style:name="T5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5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570" style:parent-style-name="Обычный" style:list-style-name="LFO6" style:family="paragraph">
      <style:paragraph-properties>
        <style:tab-stops>
          <style:tab-stop style:type="left" style:position="-20.5277in"/>
        </style:tab-stops>
      </style:paragraph-properties>
    </style:style>
    <style:style style:name="T5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P574" style:parent-style-name="Обычный" style:list-style-name="LFO7" style:family="paragraph">
      <style:paragraph-properties fo:text-align="justify">
        <style:tab-stops>
          <style:tab-stop style:type="left" style:position="-20.5277in"/>
        </style:tab-stops>
      </style:paragraph-properties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0pt" style:font-size-asian="10pt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5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ableColumn579" style:family="table-column">
      <style:table-column-properties style:column-width="0.3222in" style:use-optimal-column-width="false"/>
    </style:style>
    <style:style style:name="TableColumn580" style:family="table-column">
      <style:table-column-properties style:column-width="0.4652in" style:use-optimal-column-width="false"/>
    </style:style>
    <style:style style:name="TableColumn581" style:family="table-column">
      <style:table-column-properties style:column-width="0.6611in" style:use-optimal-column-width="false"/>
    </style:style>
    <style:style style:name="TableColumn582" style:family="table-column">
      <style:table-column-properties style:column-width="0.75in" style:use-optimal-column-width="false"/>
    </style:style>
    <style:style style:name="TableColumn583" style:family="table-column">
      <style:table-column-properties style:column-width="1.375in" style:use-optimal-column-width="false"/>
    </style:style>
    <style:style style:name="TableColumn584" style:family="table-column">
      <style:table-column-properties style:column-width="1.9986in" style:use-optimal-column-width="false"/>
    </style:style>
    <style:style style:name="TableColumn585" style:family="table-column">
      <style:table-column-properties style:column-width="1.1187in" style:use-optimal-column-width="false"/>
    </style:style>
    <style:style style:name="Table578" style:family="table">
      <style:table-properties style:width="6.6909in" fo:margin-left="0in" table:align="left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88" style:parent-style-name="Обычный" style:family="paragraph">
      <style:paragraph-properties fo:text-align="center"/>
    </style:style>
    <style:style style:name="T589" style:parent-style-name="Основнойшрифтабзаца" style:family="text">
      <style:text-properties style:font-name="Segoe UI Symbol" style:font-name-asian="Segoe UI Symbol" style:font-name-complex="Segoe UI Symbol" fo:font-size="12pt" style:font-size-asian="12pt"/>
    </style:style>
    <style:style style:name="TableCell590" style:family="table-cell">
      <style:table-cell-properties fo:border="0.0069in solid #000000" fo:background-color="#FFFFFF" fo:padding-top="0in" fo:padding-left="0.075in" fo:padding-bottom="0in" fo:padding-right="0.075in"/>
    </style:style>
    <style:style style:name="P591" style:parent-style-name="Обычный" style:family="paragraph">
      <style:paragraph-properties fo:text-align="center"/>
    </style:style>
    <style:style style:name="T59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93" style:parent-style-name="Обычный" style:family="paragraph">
      <style:paragraph-properties fo:text-align="center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P595" style:parent-style-name="Обычный" style:family="paragraph">
      <style:paragraph-properties fo:text-align="center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597" style:family="table-cell">
      <style:table-cell-properties fo:border="0.0069in solid #000000" fo:background-color="#FFFFFF" fo:padding-top="0in" fo:padding-left="0.075in" fo:padding-bottom="0in" fo:padding-right="0.075in"/>
    </style:style>
    <style:style style:name="P598" style:parent-style-name="Обычный" style:family="paragraph">
      <style:paragraph-properties fo:text-align="center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00" style:family="table-cell">
      <style:table-cell-properties fo:border="0.0069in solid #000000" fo:background-color="#FFFFFF" fo:padding-top="0in" fo:padding-left="0.075in" fo:padding-bottom="0in" fo:padding-right="0.075in"/>
    </style:style>
    <style:style style:name="P601" style:parent-style-name="Обычный" style:family="paragraph">
      <style:paragraph-properties fo:text-align="center"/>
    </style:style>
    <style:style style:name="T60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03" style:family="table-cell">
      <style:table-cell-properties fo:border="0.0069in solid #000000" fo:background-color="#FFFFFF" fo:padding-top="0in" fo:padding-left="0.075in" fo:padding-bottom="0in" fo:padding-right="0.075in"/>
    </style:style>
    <style:style style:name="P604" style:parent-style-name="Обычный" style:family="paragraph">
      <style:paragraph-properties fo:text-align="center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06" style:family="table-cell">
      <style:table-cell-properties fo:border="0.0069in solid #000000" fo:background-color="#FFFFFF" fo:padding-top="0in" fo:padding-left="0.075in" fo:padding-bottom="0in" fo:padding-right="0.075in"/>
    </style:style>
    <style:style style:name="P607" style:parent-style-name="Обычный" style:family="paragraph">
      <style:paragraph-properties fo:text-align="center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Cell609" style:family="table-cell">
      <style:table-cell-properties fo:border="0.0069in solid #000000" fo:background-color="#FFFFFF" fo:padding-top="0in" fo:padding-left="0.075in" fo:padding-bottom="0in" fo:padding-right="0.075in"/>
    </style:style>
    <style:style style:name="P610" style:parent-style-name="Обычный" style:family="paragraph">
      <style:paragraph-properties fo:text-align="center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="0.0069in solid #000000" fo:background-color="#FFFFFF" fo:padding-top="0in" fo:padding-left="0.075in" fo:padding-bottom="0in" fo:padding-right="0.075in"/>
    </style:style>
    <style:style style:name="P614" style:parent-style-name="Обычный" style:family="paragraph">
      <style:paragraph-properties fo:text-align="justify"/>
    </style:style>
    <style:style style:name="P615" style:parent-style-name="Обычный" style:family="paragraph">
      <style:paragraph-properties fo:text-align="justify"/>
    </style:style>
    <style:style style:name="P616" style:parent-style-name="Обычный" style:family="paragraph">
      <style:paragraph-properties fo:text-align="justify"/>
    </style:style>
    <style:style style:name="P617" style:parent-style-name="Обычный" style:family="paragraph">
      <style:paragraph-properties fo:text-align="justify"/>
    </style:style>
    <style:style style:name="P618" style:parent-style-name="Обычный" style:family="paragraph">
      <style:paragraph-properties fo:text-align="justify"/>
    </style:style>
    <style:style style:name="P619" style:parent-style-name="Обычный" style:family="paragraph">
      <style:paragraph-properties fo:text-align="justify"/>
    </style:style>
    <style:style style:name="P620" style:parent-style-name="Обычный" style:family="paragraph">
      <style:paragraph-properties fo:text-align="justify"/>
    </style:style>
    <style:style style:name="P621" style:parent-style-name="Обычный" style:family="paragraph">
      <style:paragraph-properties fo:text-align="justify"/>
    </style:style>
    <style:style style:name="P622" style:parent-style-name="Обычный" style:family="paragraph">
      <style:paragraph-properties fo:text-align="justify"/>
    </style:style>
    <style:style style:name="P623" style:parent-style-name="Обычный" style:family="paragraph">
      <style:paragraph-properties fo:text-align="justify"/>
    </style:style>
    <style:style style:name="P624" style:parent-style-name="Обычный" style:family="paragraph">
      <style:paragraph-properties fo:text-align="justify"/>
    </style:style>
    <style:style style:name="P625" style:parent-style-name="Обычный" style:family="paragraph">
      <style:paragraph-properties fo:text-align="justify"/>
    </style:style>
    <style:style style:name="P626" style:parent-style-name="Обычный" style:family="paragraph">
      <style:paragraph-properties fo:text-align="justify"/>
    </style:style>
    <style:style style:name="P627" style:parent-style-name="Обычный" style:family="paragraph">
      <style:paragraph-properties fo:text-align="justify"/>
    </style:style>
    <style:style style:name="P628" style:parent-style-name="Обычный" style:family="paragraph">
      <style:paragraph-properties fo:text-align="justify"/>
    </style:style>
    <style:style style:name="P629" style:parent-style-name="Обычный" style:family="paragraph">
      <style:paragraph-properties fo:text-align="justify"/>
    </style:style>
    <style:style style:name="P630" style:parent-style-name="Обычный" style:family="paragraph">
      <style:paragraph-properties fo:text-align="justify"/>
    </style:style>
    <style:style style:name="P631" style:parent-style-name="Обычный" style:family="paragraph">
      <style:paragraph-properties fo:text-align="justify"/>
    </style:style>
    <style:style style:name="P632" style:parent-style-name="Обычный" style:family="paragraph">
      <style:paragraph-properties fo:text-align="justify"/>
    </style:style>
    <style:style style:name="P633" style:parent-style-name="Обычный" style:family="paragraph">
      <style:paragraph-properties fo:text-align="justify"/>
    </style:style>
    <style:style style:name="P634" style:parent-style-name="Обычный" style:family="paragraph">
      <style:paragraph-properties fo:text-align="justify"/>
    </style:style>
    <style:style style:name="P635" style:parent-style-name="Обычный" style:family="paragraph">
      <style:paragraph-properties fo:text-align="justify"/>
    </style:style>
    <style:style style:name="P636" style:parent-style-name="Обычный" style:family="paragraph">
      <style:paragraph-properties fo:text-align="justify"/>
    </style:style>
    <style:style style:name="P637" style:parent-style-name="Обычный" style:family="paragraph">
      <style:paragraph-properties fo:text-align="justify"/>
    </style:style>
    <style:style style:name="P638" style:parent-style-name="Обычный" style:family="paragraph">
      <style:paragraph-properties fo:text-align="justify"/>
    </style:style>
    <style:style style:name="P639" style:parent-style-name="Обычный" style:family="paragraph">
      <style:paragraph-properties fo:text-align="justify"/>
    </style:style>
    <style:style style:name="P640" style:parent-style-name="Обычный" style:family="paragraph">
      <style:paragraph-properties fo:text-align="justify"/>
    </style:style>
    <style:style style:name="P641" style:parent-style-name="Обычный" style:family="paragraph">
      <style:paragraph-properties fo:text-align="justify"/>
    </style:style>
    <style:style style:name="TableCell642" style:family="table-cell">
      <style:table-cell-properties fo:border="0.0069in solid #000000" fo:background-color="#FFFFFF" fo:padding-top="0in" fo:padding-left="0.075in" fo:padding-bottom="0in" fo:padding-right="0.075in"/>
    </style:style>
    <style:style style:name="P643" style:parent-style-name="Обычный" style:family="paragraph">
      <style:paragraph-properties fo:text-align="justify"/>
    </style:style>
    <style:style style:name="TableCell644" style:family="table-cell">
      <style:table-cell-properties fo:border="0.0069in solid #000000" fo:background-color="#FFFFFF" fo:padding-top="0in" fo:padding-left="0.075in" fo:padding-bottom="0in" fo:padding-right="0.075in"/>
    </style:style>
    <style:style style:name="P645" style:parent-style-name="Обычный" style:family="paragraph">
      <style:paragraph-properties fo:text-align="justify"/>
    </style:style>
    <style:style style:name="TableCell646" style:family="table-cell">
      <style:table-cell-properties fo:border="0.0069in solid #000000" fo:background-color="#FFFFFF" fo:padding-top="0in" fo:padding-left="0.075in" fo:padding-bottom="0in" fo:padding-right="0.075in"/>
    </style:style>
    <style:style style:name="P647" style:parent-style-name="Обычный" style:family="paragraph">
      <style:paragraph-properties fo:text-align="justify"/>
    </style:style>
    <style:style style:name="TableCell648" style:family="table-cell">
      <style:table-cell-properties fo:border="0.0069in solid #000000" fo:background-color="#FFFFFF" fo:padding-top="0in" fo:padding-left="0.075in" fo:padding-bottom="0in" fo:padding-right="0.075in"/>
    </style:style>
    <style:style style:name="P649" style:parent-style-name="Обычный" style:family="paragraph">
      <style:paragraph-properties fo:text-align="justify"/>
    </style:style>
    <style:style style:name="TableCell650" style:family="table-cell">
      <style:table-cell-properties fo:border="0.0069in solid #000000" fo:background-color="#FFFFFF" fo:padding-top="0in" fo:padding-left="0.075in" fo:padding-bottom="0in" fo:padding-right="0.075in"/>
    </style:style>
    <style:style style:name="P651" style:parent-style-name="Обычный" style:family="paragraph">
      <style:paragraph-properties fo:text-align="justify"/>
    </style:style>
    <style:style style:name="TableCell652" style:family="table-cell">
      <style:table-cell-properties fo:border="0.0069in solid #000000" fo:background-color="#FFFFFF" fo:padding-top="0in" fo:padding-left="0.075in" fo:padding-bottom="0in" fo:padding-right="0.075in"/>
    </style:style>
    <style:style style:name="P653" style:parent-style-name="Обычный" style:family="paragraph">
      <style:paragraph-properties fo:text-align="justify"/>
    </style:style>
    <style:style style:name="P654" style:parent-style-name="Обычный" style:family="paragraph">
      <style:paragraph-properties fo:text-align="justify"/>
    </style:style>
    <style:style style:name="P655" style:parent-style-name="Обычный" style:list-style-name="LFO8" style:family="paragraph">
      <style:paragraph-properties>
        <style:tab-stops>
          <style:tab-stop style:type="left" style:position="-20.5277in"/>
        </style:tab-stops>
      </style:paragraph-properties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5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8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69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0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04" style:parent-style-name="Обычный" style:list-style-name="LFO8" style:family="paragraph">
      <style:paragraph-properties>
        <style:tab-stops>
          <style:tab-stop style:type="left" style:position="-20.5277in"/>
        </style:tab-stops>
      </style:paragraph-properties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07" style:parent-style-name="Обычный" style:list-style-name="LFO8" style:family="paragraph">
      <style:paragraph-properties>
        <style:tab-stops>
          <style:tab-stop style:type="left" style:position="-20.5277in"/>
        </style:tab-stops>
      </style:paragraph-properties>
    </style:style>
    <style:style style:name="P708" style:parent-style-name="Обычный" style:family="paragraph">
      <style:paragraph-properties fo:margin-left="0.25in">
        <style:tab-stops/>
      </style:paragraph-properties>
    </style:style>
    <style:style style:name="T70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1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2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6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7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8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49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P750" style:parent-style-name="Обычный" style:family="paragraph">
      <style:paragraph-properties fo:margin-left="0.25in">
        <style:tab-stops/>
      </style:paragraph-properties>
    </style:style>
    <style:style style:name="P751" style:parent-style-name="Обычный" style:family="paragraph">
      <style:paragraph-properties fo:text-align="end" fo:margin-left="0.25in">
        <style:tab-stops/>
      </style:paragraph-properties>
    </style:style>
    <style:style style:name="T752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/>
    </style:style>
    <style:style style:name="T753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54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name="T755" style:parent-style-name="Основнойшрифтабзаца" style:family="text">
      <style:text-properties style:font-name="Times New Roman" style:font-name-asian="Times New Roman" style:font-name-complex="Times New Roman" fo:font-size="10pt" style:font-size-asian="10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draw:frame draw:z-index="251658240" draw:id="id0" draw:style-name="a0" draw:name="Picture 1" text:anchor-type="as-char" svg:x="0in" svg:y="0in" svg:width="0.75in" svg:height="0.86667in" style:rel-width="scale" style:rel-height="scale"><draw:object-ole draw:class-id="000003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table-cell table:style-name="TableCell7">
            <text:p text:style-name="P8"><text:span text:style-name="T9">Отчёт по лабораторной работе</text:span><text:span text:style-name="T10">№</text:span><text:span text:style-name="T11"><text:tab/>9</text:span><text:span text:style-name="T12"><text:tab/></text:span><text:span text:style-name="T13">по курсу<text:s/></text:span><text:span text:style-name="T14"><text:tab/>1</text:span><text:span text:style-name="T15"><text:tab/></text:span><text:span text:style-name="T16">­</text:span></text:p>
            <text:p text:style-name="P17"><text:span text:style-name="T18">студента группы <text:s/></text:span><text:span text:style-name="T19">М8О-108Б Попова Матвея</text:span><text:span text:style-name="T20"><text:tab/></text:span><text:span text:style-name="T21">,<text:s/></text:span><text:span text:style-name="T22">№</text:span><text:span text:style-name="T23"><text:s/>по списку <text:s/></text:span><text:span text:style-name="T24"><text:tab/>18</text:span><text:span text:style-name="T25"><text:tab/></text:span></text:p>
            <text:p text:style-name="P26"><text:span text:style-name="T27">Адреса</text:span><text:span text:style-name="T28"><text:s/>www, e-mail, jabber, skype</text:span><text:span text:style-name="T29"><text:tab/></text:span><text:span text:style-name="T30">popov.m4tvei@yandex.ru</text:span><text:span text:style-name="T31"><text:tab/></text:span><text:span text:style-name="T32"><text:tab/></text:span><text:span text:style-name="T33"><text:tab/></text:span></text:p>
            <text:p text:style-name="P34"><text:span text:style-name="T35">Работа выполнена: “3</text:span><text:span text:style-name="T36">0</text:span><text:span text:style-name="T37">“ октября</text:span><text:span text:style-name="T38"><text:tab/></text:span><text:span text:style-name="T39"><text:tab/></text:span><text:span text:style-name="T40"><text:tab/></text:span><text:span text:style-name="T41">2020г.</text:span><text:span text:style-name="T42"><text:tab/></text:span><text:span text:style-name="T43"><text:tab/></text:span></text:p>
            <text:p text:style-name="P44"><text:span text:style-name="T45">Преподаватель:</text:span><text:span text:style-name="T46"><text:tab/></text:span><text:span text:style-name="T47"><text:tab/></text:span><text:span text:style-name="T48"><text:tab/>Трубченко Никита Михайлович.</text:span><text:span text:style-name="T49"><text:tab/></text:span><text:span text:style-name="T50"><text:tab/></text:span><text:span text:style-name="T51"><text:tab/></text:span><text:span text:style-name="T52"><text:tab/></text:span></text:p>
            <text:p text:style-name="P53"><text:span text:style-name="T54">Входной контроль знаний с оценкой<text:s/>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/text:p>
            <text:p text:style-name="P60"><text:span text:style-name="T61">Отчёт сдан “</text:span><text:span text:style-name="T62"><text:tab/></text:span><text:span text:style-name="T63">“<text:s/></text:span><text:span text:style-name="T64"><text:tab/></text:span><text:span text:style-name="T65"><text:tab/></text:span><text:span text:style-name="T66">20</text:span><text:span text:style-name="T67"><text:tab/></text:span><text:span text:style-name="T68">г., итоговая оценка<text:s/></text:span><text:span text:style-name="T69"><text:tab/></text:span><text:span text:style-name="T70"><text:tab/></text:span></text:p>
            <text:p text:style-name="P71"><text:span text:style-name="T72">Подпись преподавателя<text:s/></text:span><text:span text:style-name="T73"><text:tab/></text:span><text:span text:style-name="T74"><text:tab/></text:span><text:span text:style-name="T75"><text:tab/></text:span><text:span text:style-name="T76"><text:tab/></text:span></text:p>
          </table:table-cell>
        </table:table-row>
      </table:table>
      <text:p text:style-name="Обычный"/>
      <text:list text:style-name="LFO1" text:continue-numbering="true">
        <text:list-item>
          <text:p text:style-name="P77"><text:span text:style-name="T78">Тема</text:span><text:span text:style-name="T79">:</text:span><text:span text:style-name="T80"><text:tab/></text:span><text:span text:style-name="T81"><text:tab/></text:span><text:span text:style-name="T82"><text:tab/></text:span><text:span text:style-name="T83"><text:tab/></text:span><text:span text:style-name="T84"><text:tab/></text:span><text:span text:style-name="T85"><text:tab/></text:span><text:span text:style-name="T86">Основы языка С</text:span><text:span text:style-name="T87"><text:tab/></text:span><text:span text:style-name="T88"><text:tab/></text:span><text:span text:style-name="T89"><text:tab/></text:span><text:span text:style-name="T90"><text:tab/></text:span><text:span text:style-name="T91"><text:tab/></text:span></text:p>
        </text:list-item>
      </text:list>
      <text:p text:style-name="Обычный"/>
      <text:list text:style-name="LFO2" text:continue-numbering="true">
        <text:list-item>
          <text:p text:style-name="P92"><text:span text:style-name="T93">Цель работы</text:span><text:span text:style-name="T94">: <text:s/>Составить и отладить простейшую программу на языке C<text:s/></text:span></text:p>
        </text:list-item>
        <text:list-item>
          <text:p text:style-name="P95"><text:span text:style-name="T96">Задание</text:span><text:span text:style-name="T97"><text:s/>(</text:span><text:span text:style-name="T98">вариант<text:s/></text:span><text:span text:style-name="T99">6</text:span><text:span text:style-name="T100"><text:tab/>): Проверить попадает ли точка в результате изменения своих координат в<text:s/></text:span><text:span text:style-name="T101">заданную область<text:s/></text:span><text:span text:style-name="T102"><text:tab/></text:span><text:span text:style-name="T103"><text:tab/></text:span><text:span text:style-name="T104"><text:tab/></text:span><text:span text:style-name="T105"><text:tab/></text:span><text:span text:style-name="T106"><text:tab/></text:span><text:span text:style-name="T107"><text:tab/></text:span><text:span text:style-name="T108"><text:tab/></text:span></text:p>
        </text:list-item>
      </text:list>
      <text:p text:style-name="Обычный"/>
      <text:list text:style-name="LFO3" text:continue-numbering="true">
        <text:list-item>
          <text:p text:style-name="P109"><text:span text:style-name="T110">Оборудование</text:span><text:span text:style-name="T111"><text:s/>(</text:span><text:span text:style-name="T112">лабораторное</text:span><text:span text:style-name="T113">):</text:span></text:p>
        </text:list-item>
      </text:list>
      <text:p text:style-name="P114"><text:span text:style-name="T115">ЭВМ<text:s/></text:span><text:span text:style-name="T116"><text:tab/></text:span><text:span text:style-name="T117"><text:tab/></text:span><text:span text:style-name="T118">, процессор<text:s/></text:span><text:span text:style-name="T119"><text:tab/></text:span><text:span text:style-name="T120"><text:tab/></text:span><text:span text:style-name="T121">, имя узла сети<text:s/></text:span><text:span text:style-name="T122"><text:tab/></text:span><text:span text:style-name="T123"><text:tab/></text:span><text:span text:style-name="T124"><text:tab/></text:span><text:span text:style-name="T125"><text:s/>с ОП<text:s/></text:span><text:span text:style-name="T126"><text:tab/></text:span><text:span text:style-name="T127"><text:tab/><text:s text:c="9"/></text:span><text:span text:style-name="T128"><text:s/>МБ</text:span></text:p>
      <text:p text:style-name="P129"><text:span text:style-name="T130">НМД<text:s/></text:span><text:span text:style-name="T131"><text:tab/></text:span><text:span text:style-name="T132"><text:tab/></text:span><text:span text:style-name="T133"><text:s/>ГБ. <text:s/>Терминал<text:s/></text:span><text:span text:style-name="T134"><text:tab/></text:span><text:span text:style-name="T135"><text:tab/></text:span><text:span text:style-name="T136"><text:s/>адрес<text:s/></text:span><text:span text:style-name="T137"><text:tab/></text:span><text:span text:style-name="T138"><text:tab/></text:span><text:span text:style-name="T139"><text:tab/></text:span><text:span text:style-name="T140">. Принтер<text:s/></text:span><text:span text:style-name="T141"><text:tab/></text:span><text:span text:style-name="T142"><text:tab/></text:span><text:span text:style-name="T143"><text:tab/></text:span></text:p>
      <text:p text:style-name="P144"><text:span text:style-name="T145">Другие устройства<text:s/></text:span><text:span text:style-name="T146"><text:tab/></text:span><text:span text:style-name="T147"><text:tab/>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/text:p>
      <text:p text:style-name="P170"/>
      <text:p text:style-name="P171"><text:span text:style-name="T172">Оборудование ПЭВМ студента, если использовалось:</text:span></text:p>
      <text:p text:style-name="P173"><text:span text:style-name="T174">Процессор</text:span><text:span text:style-name="T175"><text:s/></text:span><text:span text:style-name="T176"><text:tab/></text:span><text:span text:style-name="T177"><text:tab/>intel core i5-7200</text:span><text:span text:style-name="T178">U</text:span><text:span text:style-name="T179"><text:tab/></text:span><text:span text:style-name="T180"><text:tab/></text:span><text:span text:style-name="T181">,<text:s/></text:span><text:span text:style-name="T182">ОП</text:span><text:span text:style-name="T183"><text:s/></text:span><text:span text:style-name="T184"><text:tab/></text:span><text:span text:style-name="T185">12288</text:span><text:span text:style-name="T186"><text:tab/></text:span><text:span text:style-name="T187"><text:s/></text:span><text:span text:style-name="T188">МБ</text:span><text:span text:style-name="T189">,<text:s/></text:span><text:span text:style-name="T190">НМД</text:span><text:span text:style-name="T191"><text:s/></text:span><text:span text:style-name="T192">180</text:span><text:span text:style-name="T193"><text:s/></text:span><text:span text:style-name="T194">ГБ</text:span><text:span text:style-name="T195">.<text:s/></text:span><text:span text:style-name="T196">Монитор<text:s/></text:span><text:span text:style-name="T197"><text:tab/></text:span><text:span text:style-name="T198"><text:tab/></text:span><text:span text:style-name="T199"><text:tab/></text:span></text:p>
      <text:p text:style-name="P200"><text:span text:style-name="T201">Другие устройства<text:s/></text:span><text:span text:style-name="T202"><text:tab/>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<text:tab/>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/text:span><text:span text:style-name="T224"><text:tab/></text:span><text:span text:style-name="T225"><text:tab/></text:span></text:p>
      <text:p text:style-name="Обычный"/>
      <text:list text:style-name="LFO4" text:continue-numbering="true">
        <text:list-item>
          <text:p text:style-name="P226"><text:span text:style-name="T227">Программное обеспечение</text:span><text:span text:style-name="T228"><text:s/>(</text:span><text:span text:style-name="T229">лабораторное</text:span><text:span text:style-name="T230">):</text:span></text:p>
        </text:list-item>
      </text:list>
      <text:p text:style-name="P231"><text:span text:style-name="T232">Операционная система семейства<text:s/></text:span><text:span text:style-name="T233"><text:tab/></text:span><text:span text:style-name="T234"><text:tab/></text:span><text:span text:style-name="T235">, наименование<text:s/></text:span><text:span text:style-name="T236"><text:tab/></text:span><text:span text:style-name="T237"><text:tab/></text:span><text:span text:style-name="T238"><text:tab/></text:span><text:span text:style-name="T239"><text:tab/></text:span><text:span text:style-name="T240"><text:s/>версия<text:s/></text:span><text:span text:style-name="T241"><text:tab/></text:span><text:span text:style-name="T242"><text:tab/></text:span></text:p>
      <text:p text:style-name="P243"><text:span text:style-name="T244">Интерпретатор команд<text:s/></text:span><text:span text:style-name="T245"><text:tab/></text:span><text:span text:style-name="T246"><text:tab/></text:span><text:span text:style-name="T247"><text:tab/></text:span><text:span text:style-name="T248"><text:tab/></text:span><text:span text:style-name="T249"><text:tab/></text:span><text:span text:style-name="T250"><text:tab/></text:span><text:span text:style-name="T251"><text:tab/></text:span><text:span text:style-name="T252"><text:s/>верс</text:span><text:span text:style-name="T253">ия<text:s/></text:span><text:span text:style-name="T254"><text:tab/></text:span><text:span text:style-name="T255"><text:tab/></text:span><text:span text:style-name="T256"><text:tab/></text:span></text:p>
      <text:p text:style-name="P257"><text:span text:style-name="T258">Система программирования<text:s/></text:span><text:span text:style-name="T259"><text:tab/></text:span><text:span text:style-name="T260"><text:tab/></text:span><text:span text:style-name="T261"><text:tab/></text:span><text:span text:style-name="T262"><text:tab/></text:span><text:span text:style-name="T263"><text:tab/></text:span><text:span text:style-name="T264"><text:tab/></text:span><text:span text:style-name="T265"><text:tab/></text:span><text:span text:style-name="T266"><text:s/>версия<text:s/></text:span><text:span text:style-name="T267"><text:tab/></text:span><text:span text:style-name="T268"><text:tab/></text:span><text:span text:style-name="T269"><text:tab/></text:span></text:p>
      <text:p text:style-name="P270"><text:span text:style-name="T271">Редактор текстов<text:s/></text:span><text:span text:style-name="T272"><text:tab/></text:span><text:span text:style-name="T273"><text:tab/></text:span><text:span text:style-name="T274"><text:tab/></text:span><text:span text:style-name="T275"><text:tab/></text:span><text:span text:style-name="T276"><text:tab/></text:span><text:span text:style-name="T277"><text:tab/></text:span><text:span text:style-name="T278"><text:tab/></text:span><text:span text:style-name="T279"><text:tab/></text:span><text:span text:style-name="T280"><text:s/>версия<text:s/></text:span><text:span text:style-name="T281"><text:tab/></text:span><text:span text:style-name="T282"><text:tab/></text:span><text:span text:style-name="T283"><text:tab/></text:span></text:p>
      <text:p text:style-name="P284"><text:span text:style-name="T285">Утилиты операционной системы<text:s/></text:span><text:span text:style-name="T286"><text:tab/></text:span><text:span text:style-name="T287"><text:tab/></text:span><text:span text:style-name="T288"><text:tab/></text:span><text:span text:style-name="T289"><text:tab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/text:span></text:p>
      <text:p text:style-name="P308"><text:span text:style-name="T309">Прикладные системы и программы<text:s/></text:span><text:span text:style-name="T310"><text:tab/></text:span><text:span text:style-name="T311"><text:tab/></text:span><text:span text:style-name="T312"><text:tab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/text:span><text:span text:style-name="T318"><text:tab/></text:span></text:p>
      <text:p text:style-name="P319"><text:span text:style-name="T320">Местонахождения и имена файлов программ и данных<text:s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<text:tab/></text:span><text:span text:style-name="T327"><text:tab/></text:span><text:span text:style-name="T328"><text:tab/></text:span><text:span text:style-name="T329"><text:tab/></text:span><text:span text:style-name="T330"><text:tab/></text:span><text:span text:style-name="T331"><text:tab/></text:span><text:span text:style-name="T332"><text:tab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/text:p>
      <text:p text:style-name="P340"/>
      <text:p text:style-name="P341"><text:span text:style-name="T342">Прогр</text:span><text:span text:style-name="T343">аммное обеспечение ЭВМ студента, если использовалось:</text:span></text:p>
      <text:p text:style-name="P344"><text:span text:style-name="T345">Операционная система семейства<text:s/></text:span><text:span text:style-name="T346"><text:tab/></text:span><text:span text:style-name="T347"><text:tab/></text:span><text:span text:style-name="T348">, наименование<text:s/></text:span><text:span text:style-name="T349"><text:tab/></text:span><text:span text:style-name="T350"><text:tab/></text:span><text:span text:style-name="T351"><text:tab/></text:span><text:span text:style-name="T352"><text:s/>версия<text:s/></text:span><text:span text:style-name="T353"><text:tab/></text:span></text:p>
      <text:p text:style-name="P354"><text:span text:style-name="T355">Интерпретатор команд<text:s/></text:span><text:span text:style-name="T356"><text:tab/></text:span><text:span text:style-name="T357"><text:tab/></text:span><text:span text:style-name="T358"><text:tab/></text:span><text:span text:style-name="T359"><text:tab/></text:span><text:span text:style-name="T360"><text:tab/></text:span><text:span text:style-name="T361"><text:tab/></text:span><text:span text:style-name="T362"><text:s/>версия<text:s/></text:span><text:span text:style-name="T363"><text:tab/></text:span><text:span text:style-name="T364"><text:tab/></text:span><text:span text:style-name="T365"><text:tab/></text:span></text:p>
      <text:p text:style-name="P366"><text:span text:style-name="T367">Система программирования<text:s/></text:span><text:span text:style-name="T368"><text:tab/></text:span><text:span text:style-name="T369"><text:tab/></text:span><text:span text:style-name="T370"><text:tab/></text:span><text:span text:style-name="T371"><text:tab/></text:span><text:span text:style-name="T372"><text:tab/></text:span><text:span text:style-name="T373"><text:tab/></text:span><text:span text:style-name="T374"><text:tab/></text:span><text:span text:style-name="T375"><text:s/>версия<text:s/></text:span><text:span text:style-name="T376"><text:tab/></text:span><text:span text:style-name="T377"><text:tab/></text:span></text:p>
      <text:p text:style-name="P378"><text:span text:style-name="T379">Редактор текстов<text:s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</text:span><text:span text:style-name="T387"><text:s/>версия<text:s/></text:span><text:span text:style-name="T388"><text:tab/></text:span><text:span text:style-name="T389"><text:tab/></text:span><text:span text:style-name="T390"><text:tab/></text:span></text:p>
      <text:p text:style-name="P391"><text:span text:style-name="T392">Утилиты операционной системы<text:s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/text:span><text:span text:style-name="T398"><text:tab/></text:span><text:span text:style-name="T399"><text:tab/></text:span><text:span text:style-name="T400"><text:tab/></text:span><text:span text:style-name="T401"><text:tab/></text:span><text:span text:style-name="T402"><text:tab/></text:span><text:span text:style-name="T403"><text:tab/></text:span><text:span text:style-name="T404"><text:tab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/text:span><text:span text:style-name="T411"><text:tab/></text:span><text:span text:style-name="T412"><text:tab/></text:span><text:span text:style-name="T413"><text:tab/></text:span><text:span text:style-name="T414"><text:tab/></text:span></text:p>
      <text:p text:style-name="P415"><text:span text:style-name="T416">Прикладные системы и программы<text:s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/text:span><text:span text:style-name="T422"><text:tab/></text:span><text:span text:style-name="T423"><text:tab/></text:span><text:span text:style-name="T424"><text:tab/></text:span><text:span text:style-name="T425"><text:tab/></text:span></text:p>
      <text:p text:style-name="P426"><text:span text:style-name="T427">Местонахождения и имена файлов программ и данных <text:s text:c="2"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tab/></text:span><text:span text:style-name="T433"><text:tab/></text:span><text:span text:style-name="T434"><text:tab/></text:span><text:span text:style-name="T435"><text:tab/></text:span><text:span text:style-name="T436"><text:tab/></text:span><text:span text:style-name="T437"><text:tab/></text:span><text:span text:style-name="T438"><text:tab/></text:span><text:span text:style-name="T439"><text:tab/></text:span><text:span text:style-name="T440"><text:tab/></text:span><text:span text:style-name="T441"><text:tab/></text:span><text:span text:style-name="T442"><text:tab/></text:span><text:span text:style-name="T443"><text:tab/></text:span><text:span text:style-name="T444"><text:tab/></text:span><text:span text:style-name="T445"><text:tab/></text:span><text:span text:style-name="T446"><text:tab/></text:span></text:p>
      <text:list text:style-name="LFO5" text:continue-numbering="true">
        <text:list-item>
          <text:p text:style-name="P447"><text:span text:style-name="T448">Идея, метод, алгоритм</text:span><text:span text:style-name="T449"><text:s/>решения задачи (в формах: словесной, псевдоко</text:span><text:span text:style-name="T450">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451"/>
      <text:p text:style-name="P452"/>
      <text:p text:style-name="P453">functions.c</text:p>
      <text:p text:style-name="P454"/>
      <text:p text:style-name="P455">#include "functions.h"</text:p>
      <text:p text:style-name="P456"/>
      <text:p text:style-name="P457">int min(int a, int b)</text:p>
      <text:p text:style-name="P458">{</text:p>
      <text:p text:style-name="P459"><text:tab/>if (a &lt; b)</text:p>
      <text:p text:style-name="P460"><text:tab/><text:tab/>return a;</text:p>
      <text:p text:style-name="P461"><text:tab/>else</text:p>
      <text:p text:style-name="P462"><text:tab/><text:tab/>return b;</text:p>
      <text:p text:style-name="P463">}</text:p>
      <text:p text:style-name="P464"/>
      <text:p text:style-name="P465">int max(int a, int b)</text:p>
      <text:p text:style-name="P466">{</text:p>
      <text:p text:style-name="P467"><text:tab/>if (a &gt; b)</text:p>
      <text:p text:style-name="P468"><text:tab/><text:tab/>return a;</text:p>
      <text:p text:style-name="P469"><text:tab/>else</text:p>
      <text:p text:style-name="P470"><text:tab/><text:tab/>return b;</text:p>
      <text:p text:style-name="P471">}</text:p>
      <text:p text:style-name="P472"/>
      <text:p text:style-name="P473">int sign(int a)</text:p>
      <text:p text:style-name="P474">{</text:p>
      <text:p text:style-name="P475"><text:tab/>if (a &lt; 0)</text:p>
      <text:p text:style-name="P476"><text:tab/><text:tab/>return -1;</text:p>
      <text:p text:style-name="P477"><text:tab/>if (a &gt; 0)</text:p>
      <text:p text:style-name="P478"><text:tab/><text:tab/>return 1;</text:p>
      <text:p text:style-name="P479"><text:tab/>if (a == 0)</text:p>
      <text:p text:style-name="P480"><text:tab/><text:tab/>return 0;</text:p>
      <text:p text:style-name="P481">}</text:p>
      <text:p text:style-name="P482"/>
      <text:p text:style-name="P483">int abs(int a)</text:p>
      <text:p text:style-name="P484">{</text:p>
      <text:p text:style-name="P485"><text:s text:c="4"/>if (a &lt; 0)</text:p>
      <text:p text:style-name="P486"><text:s text:c="8"/>return (a*(-1));</text:p>
      <text:p text:style-name="P487"><text:s text:c="4"/>else</text:p>
      <text:p text:style-name="P488"><text:s text:c="8"/>return a;</text:p>
      <text:p text:style-name="P489">}</text:p>
      <text:p text:style-name="P490"/>
      <text:p text:style-name="P491">int check(int i, int j)</text:p>
      <text:p text:style-name="P492">{</text:p>
      <text:p text:style-name="P493"><text:tab/>if ((i &gt;= 5)&amp;&amp;(i &lt;= 15)&amp;&amp;(j &lt;= -5)&amp;&amp;(j &gt;= -15))</text:p>
      <text:p text:style-name="P494"><text:tab/><text:tab/>return 1;</text:p>
      <text:p text:style-name="P495"><text:span text:style-name="T496"><text:tab/></text:span><text:span text:style-name="T497">else</text:span></text:p>
      <text:p text:style-name="P498"><text:tab/><text:tab/>return 0;</text:p>
      <text:p text:style-name="P499">}</text:p>
      <text:p text:style-name="P500"/>
      <text:p text:style-name="P501">functions.h</text:p>
      <text:p text:style-name="P502"/>
      <text:p text:style-name="P503">#include &lt;stdio.h&gt;</text:p>
      <text:p text:style-name="P504"/>
      <text:p text:style-name="P505">int min(int a, int b)</text:p>
      <text:p text:style-name="P506"/>
      <text:p text:style-name="P507"/>
      <text:p text:style-name="P508">int max(int a, int b)</text:p>
      <text:p text:style-name="P509"/>
      <text:p text:style-name="P510"/>
      <text:p text:style-name="P511">int sign(int a)</text:p>
      <text:p text:style-name="P512"/>
      <text:p text:style-name="P513"/>
      <text:p text:style-name="P514">int abs(int a)</text:p>
      <text:p text:style-name="P515"/>
      <text:p text:style-name="P516"/>
      <text:p text:style-name="P517">int check(int i, int j)</text:p>
      <text:p text:style-name="P518"/>
      <text:p text:style-name="P519">laba.c</text:p>
      <text:p text:style-name="P520"/>
      <text:p text:style-name="P521">#include &lt;stdio.h&gt;</text:p>
      <text:p text:style-name="P522">#include "functions.h"</text:p>
      <text:p text:style-name="P523"/>
      <text:p text:style-name="P524">int main ()</text:p>
      <text:p text:style-name="P525">{</text:p>
      <text:p text:style-name="P526"><text:tab/>struct Chords</text:p>
      <text:p text:style-name="P527"><text:tab/>{</text:p>
      <text:p text:style-name="P528"><text:tab/><text:tab/>int i, j, l;</text:p>
      <text:p text:style-name="P529"><text:tab/>};</text:p>
      <text:p text:style-name="P530"><text:tab/>struct Chords d = {22, 10, 10};</text:p>
      <text:p text:style-name="P531"><text:tab/>int a, b, c;</text:p>
      <text:p text:style-name="P532"><text:tab/>for (int k = 0; k &lt; 50; k++)</text:p>
      <text:soft-page-break/>
      <text:p text:style-name="P533"><text:tab/>{</text:p>
      <text:p text:style-name="P534"><text:tab/><text:tab/>a = d.i;</text:p>
      <text:p text:style-name="P535"><text:tab/><text:tab/>b = d.j;</text:p>
      <text:p text:style-name="P536"><text:tab/><text:tab/>c = d.l;</text:p>
      <text:p text:style-name="P537"><text:tab/><text:tab/>d.i = min((c) % 5, (a*k) % 5) + b + k/3;</text:p>
      <text:p text:style-name="P538"><text:tab/><text:tab/>d.j = (max(-3*a, 2*b))/5 - abs(b - c);</text:p>
      <text:p text:style-name="P539"><text:tab/><text:tab/>d.l = b + (c) % 7 + (k*sign(a)) % 10;</text:p>
      <text:p text:style-name="P540"><text:tab/><text:tab/>if (check(d.i, d.j) == 1)</text:p>
      <text:p text:style-name="P541"><text:tab/><text:tab/>{</text:p>
      <text:p text:style-name="P542"><text:tab/><text:tab/><text:tab/>printf("Yes\n");</text:p>
      <text:p text:style-name="P543"><text:tab/><text:tab/><text:tab/>printf("i = %d", d.i);</text:p>
      <text:p text:style-name="P544"><text:tab/><text:tab/><text:tab/>printf(" j = %d", d.j);</text:p>
      <text:p text:style-name="P545"><text:tab/><text:tab/><text:tab/>printf(" l = %d", d.l);</text:p>
      <text:p text:style-name="P546"><text:tab/><text:tab/><text:tab/>printf(" k = %d", k);</text:p>
      <text:p text:style-name="P547"><text:tab/><text:tab/><text:tab/>return 0;</text:p>
      <text:p text:style-name="P548"><text:tab/><text:tab/>}</text:p>
      <text:p text:style-name="P549"><text:tab/>}</text:p>
      <text:p text:style-name="P550"><text:tab/>printf("No\n");</text:p>
      <text:p text:style-name="P551"><text:tab/>printf("i = %d", d.i);</text:p>
      <text:p text:style-name="P552"><text:tab/>printf(" j = %d", d.j);</text:p>
      <text:p text:style-name="P553"><text:tab/>printf(" l = %d", d.l);</text:p>
      <text:p text:style-name="P554"><text:span text:style-name="T555"><text:tab/></text:span><text:span text:style-name="T556">printf(" k = 50");</text:span></text:p>
      <text:p text:style-name="P557"><text:tab/>return 0;</text:p>
      <text:p text:style-name="P558">}</text:p>
      <text:p text:style-name="P559"/>
      <text:p text:style-name="P560"/>
      <text:p text:style-name="Обычный"><text:span text:style-name="T561">Пункты 1-7 отчёта составляются<text:s/></text:span><text:span text:style-name="T562">строго до</text:span><text:span text:style-name="T563"><text:s/>начала лабораторной работы.</text:span></text:p>
      <text:p text:style-name="Обычный"/>
      <text:p text:style-name="P564"><text:span text:style-name="T565">Допущен к выполнению работы. Подпись преподавателя<text:s/></text:span><text:span text:style-name="T566"><text:tab/></text:span><text:span text:style-name="T567"><text:tab/></text:span><text:span text:style-name="T568"><text:tab/></text:span><text:span text:style-name="T569"><text:tab/></text:span></text:p>
      <text:list text:style-name="LFO6" text:continue-numbering="true">
        <text:list-item>
          <text:p text:style-name="P570"><text:span text:style-name="T571">Распечатка протокола</text:span><text:span text:style-name="T572"><text:s/>(подклеить листинг окончательного варианта программы с текстовыми примерами, подписанный преподавател</text:span><text:span text:style-name="T573">ем)</text:span></text:p>
        </text:list-item>
      </text:list>
      <text:p text:style-name="Обычный"/>
      <text:list text:style-name="LFO7" text:continue-numbering="true">
        <text:list-item>
          <text:p text:style-name="P574"><text:span text:style-name="T575">Дневник отладки</text:span><text:span text:style-name="T576"><text:s/>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</text:span><text:span text:style-name="T577">стии преподавателя и других лиц в написании и отладке программы.</text:span></text:p>
        </text:list-item>
      </text:list>
      <table:table table:style-name="Table578">
        <table:table-columns>
          <table:table-column table:style-name="TableColumn579"/>
          <table:table-column table:style-name="TableColumn580"/>
          <table:table-column table:style-name="TableColumn581"/>
          <table:table-column table:style-name="TableColumn582"/>
          <table:table-column table:style-name="TableColumn583"/>
          <table:table-column table:style-name="TableColumn584"/>
          <table:table-column table:style-name="TableColumn585"/>
        </table:table-columns>
        <table:table-row table:style-name="TableRow586">
          <table:table-cell table:style-name="TableCell587">
            <text:p text:style-name="P588"><text:span text:style-name="T589">№</text:span></text:p>
          </table:table-cell>
          <table:table-cell table:style-name="TableCell590">
            <text:p text:style-name="P591"><text:span text:style-name="T592">Лаб.</text:span></text:p>
            <text:p text:style-name="P593"><text:span text:style-name="T594">или</text:span></text:p>
            <text:p text:style-name="P595"><text:span text:style-name="T596">дом.</text:span></text:p>
          </table:table-cell>
          <table:table-cell table:style-name="TableCell597">
            <text:p text:style-name="P598"><text:span text:style-name="T599">Дата</text:span></text:p>
          </table:table-cell>
          <table:table-cell table:style-name="TableCell600">
            <text:p text:style-name="P601"><text:span text:style-name="T602">Время</text:span></text:p>
          </table:table-cell>
          <table:table-cell table:style-name="TableCell603">
            <text:p text:style-name="P604"><text:span text:style-name="T605">Событие</text:span></text:p>
          </table:table-cell>
          <table:table-cell table:style-name="TableCell606">
            <text:p text:style-name="P607"><text:span text:style-name="T608">Действие по исправлению</text:span></text:p>
          </table:table-cell>
          <table:table-cell table:style-name="TableCell609">
            <text:p text:style-name="P610"><text:span text:style-name="T611">Примечание</text:span></text:p>
          </table:table-cell>
        </table:table-row>
        <table:table-row table:style-name="TableRow612">
          <table:table-cell table:style-name="TableCell613">
            <text:p text:style-name="P614"/>
            <text:p text:style-name="P615"/>
            <text:p text:style-name="P616"/>
            <text:p text:style-name="P617"/>
            <text:p text:style-name="P618"/>
            <text:p text:style-name="P619"/>
            <text:p text:style-name="P620"/>
            <text:p text:style-name="P621"/>
            <text:p text:style-name="P622"/>
            <text:p text:style-name="P623"/>
            <text:p text:style-name="P624"/>
            <text:p text:style-name="P625"/>
            <text:p text:style-name="P626"/>
            <text:p text:style-name="P627"/>
            <text:p text:style-name="P628"/>
            <text:p text:style-name="P629"/>
            <text:p text:style-name="P630"/>
            <text:p text:style-name="P631"/>
            <text:p text:style-name="P632"/>
            <text:p text:style-name="P633"/>
            <text:p text:style-name="P634"/>
            <text:p text:style-name="P635"/>
            <text:p text:style-name="P636"/>
            <text:p text:style-name="P637"/>
            <text:p text:style-name="P638"/>
            <text:p text:style-name="P639"/>
            <text:p text:style-name="P640"/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</table:table-row>
      </table:table>
      <text:p text:style-name="P654"/>
      <text:list text:style-name="LFO8" text:continue-numbering="true">
        <text:list-item>
          <text:p text:style-name="P655"><text:span text:style-name="T656">Замечание автора по существу работы<text:s/></text:span><text:span text:style-name="T657"><text:tab/></text:span><text:span text:style-name="T658"><text:tab/></text:span><text:span text:style-name="T659"><text:tab/></text:span><text:span text:style-name="T660"><text:tab/></text:span><text:span text:style-name="T661"><text:tab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</text:span><text:span text:style-name="T669"><text:tab/></text:span><text:span text:style-name="T670"><text:tab/></text:span><text:span text:style-name="T671"><text:tab/></text:span><text:span text:style-name="T672"><text:tab/></text:span><text:span text:style-name="T673"><text:tab/></text:span><text:span text:style-name="T674"><text:tab/></text:span><text:span text:style-name="T675"><text:tab/></text:span><text:span text:style-name="T676"><text:tab/></text:span><text:span text:style-name="T677"><text:tab/></text:span><text:span text:style-name="T678"><text:tab/></text:span><text:span text:style-name="T679"><text:tab/></text:span><text:span text:style-name="T680"><text:tab/></text:span><text:span text:style-name="T681"><text:tab/></text:span><text:span text:style-name="T682"><text:tab/></text:span><text:span text:style-name="T683"><text:tab/></text:span><text:span text:style-name="T684"><text:tab/></text:span><text:span text:style-name="T685"><text:tab/></text:span><text:span text:style-name="T686"><text:tab/></text:span><text:span text:style-name="T687"><text:tab/></text:span><text:span text:style-name="T688"><text:tab/></text:span><text:span text:style-name="T689"><text:tab/></text:span><text:span text:style-name="T690"><text:tab/></text:span><text:span text:style-name="T691"><text:tab/></text:span><text:span text:style-name="T692"><text:tab/></text:span><text:span text:style-name="T693"><text:tab/></text:span><text:span text:style-name="T694"><text:tab/></text:span><text:span text:style-name="T695"><text:tab/></text:span><text:span text:style-name="T696"><text:tab/></text:span><text:span text:style-name="T697"><text:tab/></text:span><text:span text:style-name="T698"><text:tab/></text:span><text:span text:style-name="T699"><text:tab/></text:span><text:span text:style-name="T700"><text:tab/></text:span><text:span text:style-name="T701"><text:tab/></text:span><text:span text:style-name="T702"><text:tab/></text:span><text:span text:style-name="T703"><text:tab/></text:span></text:p>
        </text:list-item>
        <text:list-item>
          <text:p text:style-name="P704"><text:span text:style-name="T705">Выводы <text:s/>: <text:s text:c="2"/>изучил и освоил программное обеспечение ОС UNIX и приобрёл навыки, необходимые для выполнения курсовых и лабораторных работ в среде UNIX</text:span><text:span text:style-name="T706">.</text:span></text:p>
        </text:list-item>
        <text:list-item>
          <text:p text:style-name="P707"/>
        </text:list-item>
      </text:list>
      <text:p text:style-name="P708"><text:span text:style-name="T709">Недочеты, допущенные при выполнении задания, могут быть устранены следующим образом<text:s/></text:span><text:span text:style-name="T710"><text:tab/></text:span><text:span text:style-name="T711"><text:tab/></text:span><text:span text:style-name="T712"><text:tab/></text:span><text:span text:style-name="T713"><text:tab/></text:span><text:span text:style-name="T714"><text:tab/></text:span><text:span text:style-name="T715"><text:tab/></text:span><text:span text:style-name="T716"><text:tab/></text:span><text:span text:style-name="T717"><text:tab/></text:span><text:span text:style-name="T718"><text:tab/></text:span><text:span text:style-name="T719"><text:tab/></text:span><text:span text:style-name="T720"><text:tab/></text:span><text:span text:style-name="T721"><text:tab/></text:span><text:span text:style-name="T722"><text:tab/></text:span><text:span text:style-name="T723"><text:tab/></text:span><text:span text:style-name="T724"><text:tab/></text:span><text:span text:style-name="T725"><text:tab/></text:span><text:span text:style-name="T726"><text:tab/></text:span><text:span text:style-name="T727"><text:tab/></text:span><text:span text:style-name="T728"><text:tab/></text:span><text:span text:style-name="T729"><text:tab/></text:span><text:span text:style-name="T730"><text:tab/></text:span><text:span text:style-name="T731"><text:tab/></text:span><text:span text:style-name="T732"><text:tab/></text:span><text:span text:style-name="T733"><text:tab/></text:span><text:span text:style-name="T734"><text:tab/></text:span><text:span text:style-name="T735"><text:tab/></text:span><text:span text:style-name="T736"><text:tab/></text:span><text:span text:style-name="T737"><text:tab/></text:span><text:span text:style-name="T738"><text:tab/></text:span><text:span text:style-name="T739"><text:tab/></text:span><text:span text:style-name="T740"><text:tab/></text:span><text:span text:style-name="T741"><text:tab/></text:span><text:span text:style-name="T742"><text:tab/></text:span><text:span text:style-name="T743"><text:tab/></text:span><text:span text:style-name="T744"><text:tab/></text:span><text:span text:style-name="T745"><text:tab/></text:span><text:span text:style-name="T746"><text:tab/></text:span><text:span text:style-name="T747"><text:tab/></text:span><text:span text:style-name="T748"><text:tab/></text:span><text:span text:style-name="T749"><text:tab/></text:span></text:p>
      <text:p text:style-name="P750"/>
      <text:p text:style-name="P751"><text:span text:style-name="T752">Подпись студента<text:s/></text:span><text:span text:style-name="T753"><text:tab/></text:span><text:span text:style-name="T754"><text:tab/></text:span><text:span text:style-name="T755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 Symbol" svg:font-family="Segoe UI Symbol" style:font-family-generic="swiss" style:font-pitch="variable" svg:panose-1="2 11 5 2 4 2 4 2 2 3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СтандартныйHTML" style:display-name="Стандартный HTML" style:family="paragraph" style:parent-style-name="Обычный">
      <style:paragraph-properties fo:widows="2" fo:orphans="2" style:punctuation-wrap="hanging" style:text-autospace="ideograph-alpha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2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3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4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5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6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7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text:list-style style:name="LFO8">
      <text:list-level-style-bullet text:level="1" text:bullet-char="•">
        <style:list-level-properties text:space-before="0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Евгений Прохоров</dc:creator>
    <meta:creation-date>2020-11-04T15:27:00Z</meta:creation-date>
    <dc:date>2020-11-04T15:33:00Z</dc:date>
    <meta:template xlink:href="Normal" xlink:type="simple"/>
    <meta:editing-cycles>2</meta:editing-cycles>
    <meta:editing-duration>PT360S</meta:editing-duration>
    <meta:document-statistic meta:page-count="4" meta:paragraph-count="8" meta:word-count="631" meta:character-count="4224" meta:row-count="30" meta:non-whitespace-character-count="3601"/>
  </office:meta>
</office:document-meta>
</file>